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Entity Framework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F Code Firs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Creazione DB e Tabelle (prima migration)</text:p>
              </text:list-header>
              <text:list-item>
                <text:p>DbSet&lt;tipo&gt; NomeTabella <text:s/>(per tutte le tabelle)</text:p>
              </text:list-item>
              <text:list-item>
                <text:p>Add-migration (nome)</text:p>
              </text:list-item>
              <text:list-item>
                <text:p>Update-databas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F Code Firs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ggiornamento campi tab. e/o Aggiunta Tabelle</text:p>
              </text:list-header>
              <text:list-item>
                <text:p>DbSet&lt;tipo&gt; NomeTabella <text:s/>(tabelle nuove)</text:p>
              </text:list-item>
              <text:list-item>
                <text:p>Add-migration (nome)</text:p>
              </text:list-item>
              <text:list-item>
                <text:p>Update-database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F Code Firs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Ripristino/ritorno a versione precedente DB</text:p>
              </text:list-header>
              <text:list-item>
                <text:p>Update-database (nome del file migration a cui tornare)</text:p>
              </text:list-item>
              <text:list-item>
                <text:p>Remove-Migration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1T11:18:02.105000000</meta:creation-date>
    <dc:date>2023-10-11T12:14:24.727000000</dc:date>
    <meta:editing-duration>PT56M22S</meta:editing-duration>
    <meta:editing-cycles>2</meta:editing-cycles>
    <meta:generator>LibreOffice/7.6.2.1$Windows_X86_64 LibreOffice_project/56f7684011345957bbf33a7ee678afaf4d2ba333</meta:generator>
    <meta:document-statistic meta:object-count="37"/>
  </office:meta>
</office:document-meta>
</file>